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4"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5"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6"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7"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8"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9"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0"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1"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1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14" style:family="paragraph" style:parent-style-name="Footnote">
      <style:text-properties officeooo:rsid="0017ef6c" officeooo:paragraph-rsid="0017ef6c"/>
    </style:style>
    <style:style style:name="P15" style:family="paragraph" style:parent-style-name="Footnote">
      <style:text-properties officeooo:rsid="001c5ded" officeooo:paragraph-rsid="001c5ded"/>
    </style:style>
    <style:style style:name="P16" style:family="paragraph" style:parent-style-name="Footnote">
      <style:text-properties officeooo:rsid="0020185d" officeooo:paragraph-rsid="0020185d"/>
    </style:style>
    <style:style style:name="P17" style:family="paragraph" style:parent-style-name="Footnote">
      <style:text-properties officeooo:rsid="0028bec1" officeooo:paragraph-rsid="0028bec1"/>
    </style:style>
    <style:style style:name="P18" style:family="paragraph" style:parent-style-name="Footnote">
      <style:text-properties officeooo:rsid="002d0b48" officeooo:paragraph-rsid="002d0b48"/>
    </style:style>
    <style:style style:name="P19" style:family="paragraph" style:parent-style-name="Footnote">
      <style:text-properties officeooo:rsid="00326547" officeooo:paragraph-rsid="00326547"/>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1c5ded" style:font-name-asian="Droid Sans Fallback" style:font-style-asian="italic" style:font-name-complex="FreeSans" style:font-style-complex="italic"/>
    </style:style>
    <style:style style:name="T8" style:family="text">
      <style:text-properties fo:font-style="italic" officeooo:rsid="0031356a" style:font-name-asian="Droid Sans Fallback" style:font-style-asian="italic" style:font-name-complex="FreeSans" style:font-style-complex="italic"/>
    </style:style>
    <style:style style:name="T9" style:family="text">
      <style:text-properties fo:font-variant="normal" fo:text-transform="none" style:font-name="Times New Roman" officeooo:rsid="000b695d"/>
    </style:style>
    <style:style style:name="T10" style:family="text">
      <style:text-properties fo:font-variant="normal" fo:text-transform="none" style:font-name="Times New Roman" officeooo:rsid="0010418b"/>
    </style:style>
    <style:style style:name="T11" style:family="text">
      <style:text-properties fo:font-variant="normal" fo:text-transform="none" style:font-name="Times New Roman" officeooo:rsid="0029a356"/>
    </style:style>
    <style:style style:name="T12" style:family="text">
      <style:text-properties fo:font-variant="normal" fo:text-transform="none" style:font-name="Times New Roman2" officeooo:rsid="000b695d"/>
    </style:style>
    <style:style style:name="T13" style:family="text">
      <style:text-properties fo:font-variant="normal" fo:text-transform="none" style:font-name="Times New Roman2" officeooo:rsid="0010418b"/>
    </style:style>
    <style:style style:name="T14" style:family="text">
      <style:text-properties fo:font-variant="normal" fo:text-transform="none" style:font-name="Times New Roman2" officeooo:rsid="00105ac1"/>
    </style:style>
    <style:style style:name="T15" style:family="text">
      <style:text-properties fo:font-variant="normal" fo:text-transform="none" style:font-name="Times New Roman2" officeooo:rsid="001135a6"/>
    </style:style>
    <style:style style:name="T16" style:family="text">
      <style:text-properties fo:font-variant="normal" fo:text-transform="none" style:font-name="Times New Roman2" officeooo:rsid="0011377c"/>
    </style:style>
    <style:style style:name="T17" style:family="text">
      <style:text-properties fo:font-variant="normal" fo:text-transform="none" style:font-name="Times New Roman2" officeooo:rsid="00125197"/>
    </style:style>
    <style:style style:name="T18" style:family="text">
      <style:text-properties fo:font-variant="normal" fo:text-transform="none" style:font-name="Times New Roman2" fo:font-style="italic" officeooo:rsid="00125197" style:font-style-asian="italic" style:font-style-complex="italic"/>
    </style:style>
    <style:style style:name="T19" style:family="text">
      <style:text-properties fo:font-variant="normal" fo:text-transform="none" style:font-name="Times New Roman2" fo:font-style="italic" officeooo:rsid="00137b9f" style:font-style-asian="italic" style:font-style-complex="italic"/>
    </style:style>
    <style:style style:name="T20" style:family="text">
      <style:text-properties fo:font-variant="normal" fo:text-transform="none" style:font-name="Times New Roman2" officeooo:rsid="00137b9f"/>
    </style:style>
    <style:style style:name="T21" style:family="text">
      <style:text-properties fo:font-variant="normal" fo:text-transform="none" style:font-name="Times New Roman2" officeooo:rsid="00159688"/>
    </style:style>
    <style:style style:name="T22" style:family="text">
      <style:text-properties fo:font-variant="normal" fo:text-transform="none" style:font-name="Times New Roman2" fo:font-style="normal" officeooo:rsid="00125197" style:font-style-asian="normal" style:font-style-complex="normal"/>
    </style:style>
    <style:style style:name="T23" style:family="text">
      <style:text-properties fo:font-variant="normal" fo:text-transform="none" style:font-name="Times New Roman2" fo:font-style="normal" officeooo:rsid="00159688" style:font-style-asian="normal" style:font-style-complex="normal"/>
    </style:style>
    <style:style style:name="T24" style:family="text">
      <style:text-properties fo:font-variant="normal" fo:text-transform="none" style:font-name="Times New Roman2" fo:font-style="normal" officeooo:rsid="00167d3e" style:font-style-asian="normal" style:font-style-complex="normal"/>
    </style:style>
    <style:style style:name="T25" style:family="text">
      <style:text-properties fo:font-variant="normal" fo:text-transform="none" style:font-name="Times New Roman2" officeooo:rsid="0029a356"/>
    </style:style>
    <style:style style:name="T26" style:family="text">
      <style:text-properties fo:font-variant="normal" fo:text-transform="none" style:font-name="Times New Roman2" officeooo:rsid="002dae9e"/>
    </style:style>
    <style:style style:name="T27" style:family="text">
      <style:text-properties fo:font-variant="normal" fo:text-transform="none" style:font-name="Times New Roman2" officeooo:rsid="002eb500" style:font-name-asian="Droid Sans Fallback" style:font-name-complex="FreeSans"/>
    </style:style>
    <style:style style:name="T28" style:family="text">
      <style:text-properties fo:font-variant="normal" fo:text-transform="none" style:font-name="Times New Roman2" officeooo:rsid="002eb500" style:font-name-asian="Times New Roman2" style:font-name-complex="Times New Roman2"/>
    </style:style>
    <style:style style:name="T29" style:family="text">
      <style:text-properties fo:font-style="normal" officeooo:rsid="00279aa7" style:font-style-asian="normal" style:font-style-complex="normal"/>
    </style:style>
    <style:style style:name="T30" style:family="text">
      <style:text-properties fo:font-style="normal" officeooo:rsid="0031356a" style:font-style-asian="normal" style:font-style-complex="normal"/>
    </style:style>
    <style:style style:name="T31" style:family="text">
      <style:text-properties officeooo:rsid="0017ef6c"/>
    </style:style>
    <style:style style:name="T32" style:family="text">
      <style:text-properties style:font-name="Times New Roman2" officeooo:rsid="0017ef6c" style:font-name-asian="Times New Roman2" style:font-name-complex="Times New Roman2"/>
    </style:style>
    <style:style style:name="T33" style:family="text">
      <style:text-properties style:font-name="Times New Roman2" officeooo:rsid="0020185d" style:font-name-asian="Times New Roman2" style:font-name-complex="Times New Roman2"/>
    </style:style>
    <style:style style:name="T34" style:family="text">
      <style:text-properties style:font-name="Times New Roman2" officeooo:rsid="002eb500" style:font-name-asian="Times New Roman2" style:font-name-complex="Times New Roman2"/>
    </style:style>
    <style:style style:name="T35" style:family="text">
      <style:text-properties style:font-name="Times New Roman2" fo:font-style="italic" officeooo:rsid="00218f71" style:font-name-asian="Droid Sans Fallback" style:font-style-asian="italic" style:font-name-complex="FreeSans" style:font-style-complex="italic"/>
    </style:style>
    <style:style style:name="T36" style:family="text">
      <style:text-properties style:font-name="Times New Roman2" fo:font-style="normal" officeooo:rsid="002eb500" style:font-name-asian="Times New Roman2" style:font-style-asian="normal" style:font-name-complex="Times New Roman2" style:font-style-complex="normal"/>
    </style:style>
    <style:style style:name="T37" style:family="text">
      <style:text-properties style:font-name-asian="Droid Sans Fallback" style:font-name-complex="FreeSans"/>
    </style:style>
    <style:style style:name="T38" style:family="text">
      <style:text-properties officeooo:rsid="0017ef6c" style:font-name-asian="Droid Sans Fallback" style:font-name-complex="FreeSans"/>
    </style:style>
    <style:style style:name="T39" style:family="text">
      <style:text-properties officeooo:rsid="001a039b" style:font-name-asian="Droid Sans Fallback" style:font-name-complex="FreeSans"/>
    </style:style>
    <style:style style:name="T40" style:family="text">
      <style:text-properties officeooo:rsid="001af513" style:font-name-asian="Droid Sans Fallback" style:font-name-complex="FreeSans"/>
    </style:style>
    <style:style style:name="T41" style:family="text">
      <style:text-properties officeooo:rsid="001c5ded" style:font-name-asian="Droid Sans Fallback" style:font-name-complex="FreeSans"/>
    </style:style>
    <style:style style:name="T42" style:family="text">
      <style:text-properties officeooo:rsid="001e78a9" style:font-name-asian="Droid Sans Fallback" style:font-name-complex="FreeSans"/>
    </style:style>
    <style:style style:name="T43" style:family="text">
      <style:text-properties officeooo:rsid="001fa547" style:font-name-asian="Droid Sans Fallback" style:font-name-complex="FreeSans"/>
    </style:style>
    <style:style style:name="T44" style:family="text">
      <style:text-properties officeooo:rsid="0020185d" style:font-name-asian="Droid Sans Fallback" style:font-name-complex="FreeSans"/>
    </style:style>
    <style:style style:name="T45" style:family="text">
      <style:text-properties officeooo:rsid="00218f71" style:font-name-asian="Droid Sans Fallback" style:font-name-complex="FreeSans"/>
    </style:style>
    <style:style style:name="T46" style:family="text">
      <style:text-properties officeooo:rsid="00237c76" style:font-name-asian="Droid Sans Fallback" style:font-name-complex="FreeSans"/>
    </style:style>
    <style:style style:name="T47" style:family="text">
      <style:text-properties officeooo:rsid="002563ca" style:font-name-asian="Droid Sans Fallback" style:font-name-complex="FreeSans"/>
    </style:style>
    <style:style style:name="T48" style:family="text">
      <style:text-properties officeooo:rsid="00264627" style:font-name-asian="Droid Sans Fallback" style:font-name-complex="FreeSans"/>
    </style:style>
    <style:style style:name="T49" style:family="text">
      <style:text-properties officeooo:rsid="00279aa7" style:font-name-asian="Droid Sans Fallback" style:font-name-complex="FreeSans"/>
    </style:style>
    <style:style style:name="T50" style:family="text">
      <style:text-properties officeooo:rsid="00300e31" style:font-name-asian="Droid Sans Fallback" style:font-name-complex="FreeSans"/>
    </style:style>
    <style:style style:name="T51" style:family="text">
      <style:text-properties officeooo:rsid="0031356a" style:font-name-asian="Droid Sans Fallback" style:font-name-complex="FreeSans"/>
    </style:style>
    <style:style style:name="T52" style:family="text">
      <style:text-properties officeooo:rsid="00326547" style:font-name-asian="Droid Sans Fallback" style:font-name-complex="FreeSans"/>
    </style:style>
    <style:style style:name="T53" style:family="text">
      <style:text-properties officeooo:rsid="0018dd0d"/>
    </style:style>
    <style:style style:name="T54" style:family="text">
      <style:text-properties officeooo:rsid="00279aa7"/>
    </style:style>
    <style:style style:name="T55" style:family="text">
      <style:text-properties officeooo:rsid="002cd658"/>
    </style:style>
    <style:style style:name="T56" style:family="text">
      <style:text-properties officeooo:rsid="002dae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égalité <text:span text:style-name="T54">nécessaire</text:span></text:p>
      <text:p text:style-name="P1"/>
      <text:p text:style-name="P1"/>
      <text:p text:style-name="P1"><text:tab/><text:span text:style-name="T1">Une fois que l'on a établi la liste des personnages principaux et la place de chacun d'entre eux dans le roman, on remarque qu'il s'agit presque toujours de nobles ou de membres du clergé : des rois, des chevaliers, un évêque. </text:span><text:span text:style-name="T5">Le roman de Joseph d'Arimathie</text:span><text:span text:style-name="T1">, c'est l'histoire de ces hommes-là. Du peuple il n'est jamais question. Seulement sous la forme de masses obscures guidées par la brillante voix de leurs chefs.</text:span></text:p>
      <text:p text:style-name="P13"><text:tab/><text:span text:style-name="T2">En fait, le roman offre une image littéraire d'un système fondamentalement inégalitaire de la société. Ce système a été analysé par Georges Duby dans son essai </text:span><text:span text:style-name="T4">Les trois ordres ou l'imaginaire du féodalisme</text:span><text:span text:style-name="T2">. L'historien</text:span><text:span text:style-name="T9"> tente d</text:span><text:span text:style-name="T10">'</text:span><text:span text:style-name="T11">en</text:span><text:span text:style-name="T9"> reconstituer </text:span><text:span text:style-name="T11">l'armature théorique à partir</text:span><text:span text:style-name="T9"> des écrits de deux évêques du XI</text:span><text:span text:style-name="T12">e :</text:span><text:span text:style-name="T13"> Gérard de Cambrai </text:span><text:span text:style-name="T26">(975-</text:span><text:span text:style-name="T28">†</text:span><text:span text:style-name="T26">1051)</text:span><text:span text:style-name="T13"> et Adalbéron de Laon </text:span><text:span text:style-name="T26">(</text:span><text:span text:style-name="T28">†</text:span><text:span text:style-name="T27">1031)</text:span><text:span text:style-name="T13">. Ces mêmes écrits, proposant un modèle </text:span><text:span text:style-name="T20">ordonné</text:span><text:span text:style-name="T13"> de la société idéale,</text:span><text:span text:style-name="T12"> </text:span><text:span text:style-name="T13">auraient eu</text:span><text:span text:style-name="T12"> une influence </text:span><text:span text:style-name="T13">notoire</text:span><text:span text:style-name="T12"> dans l'émergence d</text:span><text:span text:style-name="T20">es trois fonctions</text:span><text:span text:style-name="T12"> au sein de la société médiévale : </text:span><text:span text:style-name="T20">ceux qui prient (</text:span><text:span text:style-name="T19">oratores</text:span><text:span text:style-name="T20">), ceux qui combattent (</text:span><text:span text:style-name="T19">bellatores</text:span><text:span text:style-name="T20">) et ceux qui travaillent (</text:span><text:span text:style-name="T19">laboratores</text:span><text:span text:style-name="T20">)</text:span><text:span text:style-name="T12">. </text:span><text:span text:style-name="T20">En archéologue du féodalisme, Georges Duby nous montre que c</text:span><text:span text:style-name="T14">e modèle </text:span><text:span text:style-name="T25">politique</text:span><text:span text:style-name="T14"> trouve s</text:span><text:span text:style-name="T20">on</text:span><text:span text:style-name="T14"> </text:span><text:span text:style-name="T20">origine</text:span><text:span text:style-name="T14"> dans les grands textes</text:span><text:span text:style-name="T20"> de </text:span><text:span text:style-name="T25">la</text:span><text:span text:style-name="T20"> théologie </text:span><text:span text:style-name="T25">latine</text:span><text:span text:style-name="T20"> et qu'un long processus de germination nous conduit à</text:span><text:span text:style-name="T14"> son accomplissement le plus </text:span><text:span text:style-name="T16">décisif :</text:span><text:span text:style-name="T14"> la victoire d</text:span><text:span text:style-name="T15">u roi de France </text:span><text:span text:style-name="T14">Philippe Auguste </text:span><text:span text:style-name="T15">sur la coalition du roi d'Angleterre Jean Sans Terre</text:span><text:span text:style-name="T14">, </text:span><text:span text:style-name="T15">le 27 juillet 1214 à Bouvines. Cette victoire sign</text:span><text:span text:style-name="T20">ait alors</text:span><text:span text:style-name="T15"> le retour en force du pouvoir monarchique et </text:span><text:span text:style-name="T16">l'avènement du modèle tri-fonctionnel dont avait rêver les évêques de Cambrai et de Laon deux siècles plus tôt.</text:span></text:p>
      <text:p text:style-name="P2"/>
      <text:p text:style-name="P2"><text:span text:style-name="T16"><text:tab/></text:span><text:span text:style-name="T21">A</text:span><text:span text:style-name="T17">vant même d'en </text:span><text:span text:style-name="T26">rechercher</text:span><text:span text:style-name="T17"> l'empreinte littéraire dans </text:span><text:span text:style-name="T18">Le roman de Joseph d'Arimathie</text:span><text:span text:style-name="T22">, </text:span><text:span text:style-name="T23">il est nécessaire de bien comprendre comment un tel système </text:span><text:span text:style-name="T24">idéologique</text:span><text:span text:style-name="T23"> </text:span><text:span text:style-name="T24">a</text:span><text:span text:style-name="T23"> pu être pensé. L'itinéraire est tout tracé. </text:span><text:span text:style-name="T24">N</text:span><text:span text:style-name="T23">ous n'avons qu'à le suivre.</text:span></text:p>
      <text:p text:style-name="P2"/>
      <text:p text:style-name="P2"/>
      <text:p text:style-name="P5"><text:span text:style-name="T56">Les s</text:span>ources</text:p>
      <text:p text:style-name="P3"/>
      <text:p text:style-name="P7"><text:tab/><text:span text:style-name="T31">Lors de son pontificat, le pape Gélase (</text:span><text:span text:style-name="T32">†</text:span><text:span text:style-name="T38">496) énonça </text:span><text:span text:style-name="T44">devant l'empereur Anastase</text:span><text:span text:style-name="T38"> le principe de la bipartition du pouvoir : « Ce qui principalement régit le monde est </text:span><text:soft-page-break/><text:span text:style-name="T38">double, l'autorité sacrée des pontifes et la puissance royale</text:span><text:span text:style-name="T38"><text:note text:id="ftn0" text:note-class="footnote"><text:note-citation>1</text:note-citation><text:note-body><text:p text:style-name="P14">Georges Duby, <text:span text:style-name="T6">Les trois ordres ou l'imaginaire du féodalisme</text:span><text:span text:style-name="T53">, in </text:span><text:span text:style-name="T6">Féodalité</text:span><text:span text:style-name="T53">, Gallimard, Paris, 1996, p. 537</text:span></text:p></text:note-body></text:note></text:span><text:span text:style-name="T38">. » </text:span><text:span text:style-name="T39">Il mit ainsi en avant la complémentarité essentielle de l'autorité qui donne une légitimité à la puissance qui accomplit. Autorité et puissance sont donc les deux parties d'un </text:span><text:span text:style-name="T40">même </text:span><text:span text:style-name="T39">gouvernement. Sans autorité, la puissance n'a pas de sens. Sans puissance, l'autorité n'a pas d'effet. </text:span><text:span text:style-name="T48">Seule</text:span><text:span text:style-name="T40"> la nécessaire mutualité d</text:span><text:span text:style-name="T39">e</text:span><text:span text:style-name="T40">s</text:span><text:span text:style-name="T39"> deux parties </text:span><text:span text:style-name="T48">peut</text:span><text:span text:style-name="T39"> donne</text:span><text:span text:style-name="T48">r</text:span><text:span text:style-name="T39"> naissance à </text:span><text:span text:style-name="T40">un</text:span><text:span text:style-name="T39"> système ordonné </text:span><text:span text:style-name="T40">et pérenne. Et les prélats de l'Église ne rêvent pas d'autre chose.</text:span></text:p>
      <text:p text:style-name="P7"><text:span text:style-name="T40"><text:tab/></text:span><text:span text:style-name="T41">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7">auctoritas</text:span><text:span text:style-name="T41"> </text:span><text:span text:style-name="T7">potestas</text:span><text:span text:style-name="T41">, marquent la hiérarchie ; elle tient à cette orientation de l'univers qui, plaçant le ciel en haut, la terre en bas, institue la préséance du sacerdoce</text:span><text:span text:style-name="T41"><text:note text:id="ftn1" text:note-class="footnote"><text:note-citation>2</text:note-citation><text:note-body><text:p text:style-name="P15"><text:span text:style-name="T3">Ibid</text:span>., p. 537</text:p></text:note-body></text:note></text:span><text:span text:style-name="T41">. » </text:span><text:span text:style-name="T42">C'est donc la main dans la main, mais l'évêque </text:span><text:span text:style-name="T43">au dessus du</text:span><text:span text:style-name="T42"> roi, que tous deux gouverne</text:span><text:span text:style-name="T43">nt</text:span><text:span text:style-name="T42"> le monde.</text:span></text:p>
      <text:p text:style-name="P7"/>
      <text:p text:style-name="P9"><text:tab/><text:span text:style-name="T54">Lorsque Gérard</text:span><text:span text:style-name="T29"> de Cambrai </text:span><text:span text:style-name="T30">élabore la structure de son appareil idéologique</text:span><text:span text:style-name="T29">, Grégoire le Grand (540-</text:span><text:span text:style-name="T36">†</text:span><text:span text:style-name="T29">604) est sa principale source d'inspiration. Ce dernier avait élaboré de</text:span><text:span text:style-name="T54">ux idées que Gérard de Cambrai fera siennes pour l'élaboration de son idéal politique : l'inégalité et le péché. Georges Duby nous restitue deux citations de Grégoire le Grand que l'évêque intègra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54"><text:note text:id="ftn3" text:note-class="footnote"><text:note-citation>3</text:note-citation><text:note-body><text:p text:style-name="P17">Ibid., p. 492</text:p></text:note-body></text:note></text:span><text:span text:style-name="T54">. » L'inégalité est nécessaire parce qu'elle permet la complémentarité. À chaque homme un grade est attribué ; grade qu'il ne choisi pas mais qu'il doit honorer. Les uns soumettent, les autres sont soumis. Tous se respectent.</text:span></text:p>
      <text:p text:style-name="P7"><text:tab/><text:span text:style-name="T55">La deuxième citation concerne la cause de l'appareil idéologique : « Bien que la nature engendre les hommes tous égaux, la faute subordonne les uns aux autres selon l'ordre variable des mérites ; cette diversité qui procède du vice est établie par le jugement divin afin que, parce qu'il n'appartient pas aux hommes de vivre dans l'égalité, </text:span><text:soft-page-break/><text:span text:style-name="T55">il soit demandé différemment aux uns et aux autres</text:span><text:span text:style-name="T55"><text:note text:id="ftn4" text:note-class="footnote"><text:note-citation>4</text:note-citation><text:note-body><text:p text:style-name="P18"><text:span text:style-name="T3">Ibid</text:span>., p. 493</text:p></text:note-body></text:note></text:span><text:span text:style-name="T55">. » À l'origine de cette inégalité, le péché que chaque homme porte en lui. L'inégalité du système politique de Grégoire le Grand n'est en fait que le reflet terrestre de prédispositions divines.</text:span></text:p>
      <text:p text:style-name="P7"/>
      <text:p text:style-name="P9"><text:span text:style-name="T42"><text:tab/></text:span><text:span text:style-name="T48">En 747, d</text:span><text:span text:style-name="T44">eux siècles et demi </text:span><text:span text:style-name="T48">après Gélase</text:span><text:span text:style-name="T44">, le pape Zacharie </text:span><text:span text:style-name="T45">(</text:span><text:span text:style-name="T34">†</text:span><text:span text:style-name="T45">752)</text:span><text:span text:style-name="T44"> tint à Pépin le Bref un discours similaire : « Aux princes, aux hommes du siècle et aux guerriers </text:span><text:span text:style-name="T35">[bellatores]</text:span><text:span text:style-name="T44"> revient le soin de prendre garde à l'astuce des ennemis et de défendre le pays ; aux évêques, aux prêtres et aux serviteurs de Dieu, il appartient d'agir par les conseils salutaires et par les prières </text:span><text:span text:style-name="T33">–</text:span><text:span text:style-name="T44"> afin que, grâce à Dieu, nous priant </text:span><text:span text:style-name="T35">[orantibus]</text:span><text:span text:style-name="T44">, ceux-là combattant </text:span><text:span text:style-name="T35">[bellantibus]</text:span><text:span text:style-name="T44">, le pays demeure sauf</text:span><text:span text:style-name="T44"><text:note text:id="ftn2" text:note-class="footnote"><text:note-citation>5</text:note-citation><text:note-body><text:p text:style-name="P16"><text:span text:style-name="T3">Ibid</text:span>., p. 538</text:p></text:note-body></text:note></text:span><text:span text:style-name="T44">. »</text:span></text:p>
      <text:p text:style-name="P8"><text:span text:style-name="T44"><text:tab/></text:span><text:span text:style-name="T46">Pourtant, cet idéal ne sera pas l'idéal carolingien : le roi occupe sur terre la place que le Christ occupe dans le ciel. </text:span><text:span text:style-name="T48">Cet idéal est essentiellement monarchique. </text:span><text:span text:style-name="T47">La position suréminente du roi </text:span><text:span text:style-name="T48">qui en fait l'équivalent du Christ</text:span><text:span text:style-name="T47"> l'investit de l'autorité religieuse </text:span><text:span text:style-name="T48">qui lui manquait</text:span><text:span text:style-name="T47">, autrefois le privilège des </text:span><text:span text:style-name="T49">évêques</text:span><text:span text:style-name="T47">. </text:span><text:span text:style-name="T48">Toujours d</text:span><text:span text:style-name="T47">eux fonctions. </text:span><text:span text:style-name="T48">Mais u</text:span><text:span text:style-name="T47">ne seule personne.</text:span></text:p>
      <text:p text:style-name="P8"/>
      <text:p text:style-name="P8"/>
      <text:p text:style-name="P6"><text:span text:style-name="T47">L</text:span><text:span text:style-name="T37">e système</text:span></text:p>
      <text:p text:style-name="P10"/>
      <text:p text:style-name="P10"><text:span text:style-name="T37"><text:tab/></text:span><text:span text:style-name="T51">Deux textes du XIe siècle sont les principales sources d'informations de Georges Duby : les </text:span><text:span text:style-name="T8">Gesta episcoporum cameracensium</text:span><text:span text:style-name="T51"> de Gérard de Cambrai et le </text:span><text:span text:style-name="T8">Carmen ad Robertum regem</text:span><text:span text:style-name="T51"> d'Adalbéron de Laon. De ces textes, l'historien </text:span><text:span text:style-name="T52">dégage</text:span><text:span text:style-name="T51"> les grands principes du système </text:span><text:span text:style-name="T52">idéologique</text:span><text:span text:style-name="T51"> que les </text:span><text:span text:style-name="T52">deux </text:span><text:span text:style-name="T51">évêques ont </text:span><text:span text:style-name="T52">imagin</text:span><text:span text:style-name="T51">é</text:span><text:span text:style-name="T50"> :</text:span></text:p>
      <text:list xml:id="list5110199848062329054" text:style-name="L1">
        <text:list-item>
          <text:p text:style-name="P11"><text:span text:style-name="T37">Le ciel et la terre </text:span><text:span text:style-name="T51">sont les</text:span><text:span text:style-name="T37"> deux parties superposées d'un même cosmos.</text:span></text:p>
        </text:list-item>
        <text:list-item>
          <text:p text:style-name="P11"><text:span text:style-name="T37">L'ordre, attribut de la cité parfaite.</text:span></text:p>
        </text:list-item>
        <text:list-item>
          <text:p text:style-name="P12"><text:span text:style-name="T37">Un office divin et un office terrestre. L'un réservé aux évêques, l'autre aux rois.</text:span></text:p>
        </text:list-item>
        <text:list-item>
          <text:p text:style-name="P12"><text:span text:style-name="T37">Deux groupes dominent : les nobles et les clercs.</text:span></text:p>
        </text:list-item>
        <text:list-item>
          <text:p text:style-name="P12"><text:span text:style-name="T37">Les évêques ne reconnaissent que l'autorité du Christ.</text:span></text:p>
        </text:list-item>
        <text:list-item>
          <text:p text:style-name="P12"><text:span text:style-name="T37">Le peuple des travailleurs est soumis aux évêques et aux rois.</text:span></text:p>
        </text:list-item>
        <text:list-item>
          <text:p text:style-name="P12"><text:span text:style-name="T37">Le système repose sur la réciprocité de ses membres</text:span><text:span text:style-name="T37"><text:note text:id="ftn5" text:note-class="footnote"><text:note-citation>6</text:note-citation><text:note-body><text:p text:style-name="P19">Ibid., p. 516</text:p></text:note-body></text:note></text:span><text:span text:style-name="T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14T18:28:30.474617945</dc:date>
    <dc:creator>Gauthier </dc:creator>
    <meta:editing-duration>PT5H7M3S</meta:editing-duration>
    <meta:editing-cycles>28</meta:editing-cycles>
    <meta:generator>LibreOffice/4.2.8.2$Linux_X86_64 LibreOffice_project/420m0$Build-2</meta:generator>
    <meta:document-statistic meta:table-count="0" meta:image-count="0" meta:object-count="0" meta:page-count="3" meta:paragraph-count="26" meta:word-count="1090" meta:character-count="6651" meta:non-whitespace-character-count="5583"/>
  </office:meta>
</office:document-meta>
</file>